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4a4" officeooo:paragraph-rsid="0014b4a4"/>
    </style:style>
    <style:style style:name="P2" style:family="paragraph" style:parent-style-name="Standard">
      <style:text-properties officeooo:rsid="0014b4a4" officeooo:paragraph-rsid="00167673"/>
    </style:style>
    <style:style style:name="P3" style:family="paragraph" style:parent-style-name="Standard">
      <style:text-properties officeooo:rsid="0014b4a4" officeooo:paragraph-rsid="00168042"/>
    </style:style>
    <style:style style:name="P4" style:family="paragraph" style:parent-style-name="Standard">
      <style:text-properties officeooo:rsid="001587dd" officeooo:paragraph-rsid="001587dd"/>
    </style:style>
    <style:style style:name="P5" style:family="paragraph" style:parent-style-name="Standard">
      <style:text-properties style:text-underline-style="solid" style:text-underline-width="auto" style:text-underline-color="font-color" officeooo:rsid="0014b4a4" officeooo:paragraph-rsid="0014b4a4"/>
    </style:style>
    <style:style style:name="P6" style:family="paragraph" style:parent-style-name="Standard">
      <style:text-properties style:text-underline-style="solid" style:text-underline-width="auto" style:text-underline-color="font-color" officeooo:rsid="0017edee" officeooo:paragraph-rsid="0017edee"/>
    </style:style>
    <style:style style:name="P7" style:family="paragraph" style:parent-style-name="Standard">
      <style:text-properties style:text-underline-style="solid" style:text-underline-width="auto" style:text-underline-color="font-color" officeooo:rsid="001998bd" officeooo:paragraph-rsid="001998bd"/>
    </style:style>
    <style:style style:name="P8" style:family="paragraph" style:parent-style-name="Standard">
      <style:text-properties style:text-underline-style="solid" style:text-underline-width="auto" style:text-underline-color="font-color" officeooo:rsid="001a4cb0" officeooo:paragraph-rsid="001a4cb0"/>
    </style:style>
    <style:style style:name="P9" style:family="paragraph" style:parent-style-name="Standard">
      <style:text-properties style:text-underline-style="none" officeooo:rsid="00177827" officeooo:paragraph-rsid="00177827"/>
    </style:style>
    <style:style style:name="P10" style:family="paragraph" style:parent-style-name="Standard">
      <style:text-properties style:text-underline-style="none" officeooo:rsid="0017edee" officeooo:paragraph-rsid="0017edee"/>
    </style:style>
    <style:style style:name="P11" style:family="paragraph" style:parent-style-name="Standard">
      <style:text-properties style:text-underline-style="none" officeooo:rsid="0017edee" officeooo:paragraph-rsid="00182ca6"/>
    </style:style>
    <style:style style:name="P12" style:family="paragraph" style:parent-style-name="Standard">
      <style:text-properties style:text-underline-style="none" officeooo:rsid="001998bd" officeooo:paragraph-rsid="001998bd"/>
    </style:style>
    <style:style style:name="P13" style:family="paragraph" style:parent-style-name="Standard">
      <style:text-properties style:text-underline-style="none" officeooo:rsid="001a4cb0" officeooo:paragraph-rsid="001a4cb0"/>
    </style:style>
    <style:style style:name="P14" style:family="paragraph" style:parent-style-name="Standard">
      <style:text-properties style:text-underline-style="none" officeooo:rsid="001c6ef8" officeooo:paragraph-rsid="001c6ef8"/>
    </style:style>
    <style:style style:name="P15" style:family="paragraph" style:parent-style-name="Standard">
      <style:text-properties style:text-underline-style="none" officeooo:rsid="001c6ef8" officeooo:paragraph-rsid="001d5436"/>
    </style:style>
    <style:style style:name="P16" style:family="paragraph" style:parent-style-name="Standard">
      <style:text-properties style:text-underline-style="none" fo:font-weight="bold" officeooo:rsid="001d5436" officeooo:paragraph-rsid="001d5436" style:font-weight-asian="bold" style:font-weight-complex="bold"/>
    </style:style>
    <style:style style:name="T1" style:family="text">
      <style:text-properties officeooo:rsid="00167673"/>
    </style:style>
    <style:style style:name="T2" style:family="text">
      <style:text-properties officeooo:rsid="00168042"/>
    </style:style>
    <style:style style:name="T3" style:family="text">
      <style:text-properties officeooo:rsid="00182ca6"/>
    </style:style>
    <style:style style:name="T4" style:family="text">
      <style:text-properties officeooo:rsid="001b2ffb"/>
    </style:style>
    <style:style style:name="T5" style:family="text">
      <style:text-properties officeooo:rsid="001c6ef8"/>
    </style:style>
    <style:style style:name="T6" style:family="text">
      <style:text-properties officeooo:rsid="001d54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edro Domínguez López 3ºA</text:p>
      <text:p text:style-name="P5"/>
      <text:p text:style-name="P5">V. Dado el triángulo de la ilustración 5. Si a=5 y b=8, ¿Cuánto vale sin(A)?</text:p>
      <text:p text:style-name="P1"/>
      <text:p text:style-name="P4">Como sabemos, sin(A) seria cateto_opuesto/hipotenusa, en este caso sin(A) = 5/sqrt(5² + 8²) = 0,52999894</text:p>
      <text:p text:style-name="P4"/>
      <text:p text:style-name="P5">VI. Si la cámara de OpenGL está mirando en el origen hacia el sentido negativo del eje Z, ¿Cuánto</text:p>
      <text:p text:style-name="P5">tengo que girarla en el eje Y, por el camino más corto, para que mire hacia un objeto situado en el</text:p>
      <text:p text:style-name="P5">punto:</text:p>
      <text:p text:style-name="P1"/>
      <text:p text:style-name="P2">- (4,0,-2)? <text:span text:style-name="T1">si hacemos cosA = 4/sqrt(4²+(-2)²) = 0,894427191 nos sale en radianes por lo que al pasarlo a grados sería = 51,246903126º</text:span></text:p>
      <text:p text:style-name="P3">- (-2,0,3)? <text:span text:style-name="T2">cos A = -2/sqrt(2²+3²) = −0,554700196 en grados = −31,781980139 pero hay que restarle otros 90º por el cuadrante que hay, asi que sería = −121,781980139</text:span></text:p>
      <text:p text:style-name="P1">- (1,0,0)? <text:span text:style-name="T2">en este caso bastaría con girarlo 90º</text:span></text:p>
      <text:p text:style-name="P3">- (0.1,0,1)? <text:span text:style-name="T2">cos A = 1/sqrt(1 + 0,1²) = 0,99503719 en grados = 57,011431458 + 90 = 147,011431458º</text:span></text:p>
      <text:p text:style-name="P3"/>
      <text:p text:style-name="P1">VII. Escribe el código en C que calcule las posiciones de las marcas horarias y de minutos de la esfera de reloj de la Ilustración 1. Queremos que como parámetro la función tenga el diámetro de la</text:p>
      <text:p text:style-name="P1">esfera.</text:p>
      <text:p text:style-name="P1"/>
      <text:p text:style-name="P5">VIII. ¿ Es sin(-A) = -sin(A) ?</text:p>
      <text:p text:style-name="P5"/>
      <text:p text:style-name="P9">Si, ya que -sin(A) = - a/sqrt(b²+a²) y el sin(A) al encontrarse en el cuarto cuadrante la a es negativa y sería igual</text:p>
      <text:p text:style-name="P9"/>
      <text:p text:style-name="P6">IX. Dados p≡(3, 5, 2) y q≡(1, 4, 9). Calcular</text:p>
      <text:p text:style-name="P6"/>
      <text:p text:style-name="P10">- El vector R=p-q: esto sería R = (3,5,2) – (1,4,9) = (2,1,-7)</text:p>
      <text:p text:style-name="P10">- El vector S=q-p: S = (1,4,9) – (3,5,2) = (-2, -1, 7)</text:p>
      <text:p text:style-name="P11">- |R|: sqrt(2² + 1 + (-7)²<text:span text:style-name="T3">) = 7,348469228</text:span></text:p>
      <text:p text:style-name="P11">- El vector normalizado R⃗: <text:span text:style-name="T3">R = (2/7,348469228, 1/7,348469228, -7/7,348469228) = (0’272165527, 0’136082763, −0’952579344)</text:span></text:p>
      <text:p text:style-name="P11"/>
      <text:p text:style-name="P7">X. Calcula el valor de k sabiendo que el módulo del vector vector V= (k, 3) es 5.</text:p>
      <text:p text:style-name="P12"/>
      <text:p text:style-name="P12">Como sabemos, |V| = sqrt(k²+3²) = 5, si despejamos k tendriamos, k = sqrt(5²-3²) = 4</text:p>
      <text:p text:style-name="P12"/>
      <text:p text:style-name="P7">XI. Si vector V es un vector de componentes (3, 4), hallar un vector unitario de su misma</text:p>
      <text:p text:style-name="P7">dirección y sentido</text:p>
      <text:p text:style-name="P12"/>
      <text:p text:style-name="P12">|V| = 5, por lo tanto U(vector unitario) = (3/5, 4/5)</text:p>
      <text:p text:style-name="P12"/>
      <text:p text:style-name="P7">XII. Calcular el vector W=U+V, si U=(3, −5), V=(1, −1)</text:p>
      <text:p text:style-name="P7"/>
      <text:p text:style-name="P12">W = (3+1, -5 – 1) = (4,-6)</text:p>
      <text:p text:style-name="P12"/>
      <text:p text:style-name="P13">XIII. Hallar k si el ángulo que forma U= (3, k) con V= (2, −1) vale:</text:p>
      <text:p text:style-name="P13"/>
      <text:p text:style-name="P13">- 90º: como el angulo que forman es de 90º sabemos que son perpendiculares y U*V = 0.</text:p>
      <text:p text:style-name="P13"><text:soft-page-break/><text:tab/>Esto quiero decir que 3*2+(k*(-1)) = 0, si despejamos k = 6</text:p>
      <text:p text:style-name="P13">- 0º: U*V = |U|*|V| → 6 – k = sqrt(3²+k²) * sqrt(2²+1) → 6 – k = sqrt(45 + 5k²<text:span text:style-name="T4">) → 4k² + 12k + 9 = 0 → k = -12/8 = -3/2</text:span></text:p>
      <text:p text:style-name="P13"/>
      <text:p text:style-name="P13">- -45º</text:p>
      <text:p text:style-name="P13"/>
      <text:p text:style-name="P8">XIV. Dados los vectores U=(2, k) y V= (3, −2), calcula k para que los vectores U y V sean:</text:p>
      <text:p text:style-name="P13"/>
      <text:p text:style-name="P13">- Perpendiculares: <text:span text:style-name="T4">6 – 2k = 0 → k = 3</text:span></text:p>
      <text:p text:style-name="P13">- Paralelos: <text:span text:style-name="T5">9k² + 24k + 16 = 0 → k = -12</text:span></text:p>
      <text:p text:style-name="P13">- Formen un ángulo de 60<text:span text:style-name="T4">º</text:span></text:p>
      <text:p text:style-name="P13"/>
      <text:p text:style-name="P8">XV. Hallar el ángulo que forman los vectores U=(1,1,-1) y V=(2,2,21).</text:p>
      <text:p text:style-name="P12"/>
      <text:p text:style-name="P14">U*V = 2 + 2 – 21 = -17</text:p>
      <text:p text:style-name="P15">-17 = |U||V|cos(a) → cos(a) = -17/(sqrt(3) * sqrt(449)) → cos(a) = -17/sqrt(1347) → cos(a) = −0,463196345 →<text:span text:style-name="T6"> a = arccos(</text:span>−0,463196345<text:span text:style-name="T6">) → a = 117,59355492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7:07.328809037</meta:creation-date>
    <dc:date>2018-10-01T14:04:56.409414411</dc:date>
    <meta:editing-duration>PT13M1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573" meta:character-count="2701" meta:non-whitespace-character-count="2196"/>
  </office:meta>
</office:document-meta>
</file>